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00" draw:marker-end="Arrow" draw:marker-end-width="0.3cm" draw:textarea-horizontal-align="center" draw:textarea-vertical-align="middle"/>
    </style:style>
    <style:style style:name="gr3"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svg:stroke-color="#333333" draw:fill="none" draw:textarea-horizontal-align="justify" draw:textarea-vertical-align="middle" draw:auto-grow-height="false" fo:min-height="0cm" fo:min-width="0cm"/>
    </style:style>
    <style:style style:name="gr7" style:family="graphic" style:parent-style-name="standard">
      <style:graphic-properties draw:stroke="none" svg:stroke-color="#333333" draw:fill="none" draw:fill-color="#ffffff" draw:auto-grow-height="true" draw:auto-grow-width="false" fo:max-height="0cm" fo:min-height="0cm"/>
    </style:style>
    <style:style style:name="gr8" style:family="graphic" style:parent-style-name="standard">
      <style:graphic-properties svg:stroke-color="#333333" draw:fill="none" draw:textarea-horizontal-align="justify" draw:textarea-vertical-align="middle" draw:auto-grow-height="false"/>
    </style:style>
    <style:style style:name="gr9" style:family="graphic" style:parent-style-name="standard">
      <style:graphic-properties svg:stroke-color="#333333" draw:marker-start="Arrow" draw:marker-start-width="0.305cm" draw:marker-end="Arrow" draw:marker-end-width="0.305cm" draw:textarea-vertical-align="middle"/>
    </style:style>
    <style:style style:name="gr10" style:family="graphic" style:parent-style-name="standard">
      <style:graphic-properties svg:stroke-color="#333333" draw:fill="none" draw:textarea-horizontal-align="justify" draw:textarea-vertical-align="middle" draw:auto-grow-height="false" fo:min-height="0cm" fo:min-width="0cm"/>
    </style:style>
    <style:style style:name="gr11" style:family="graphic" style:parent-style-name="standard">
      <style:graphic-properties draw:stroke="none" svg:stroke-color="#333333" draw:fill="none" draw:fill-color="#ffffff" draw:auto-grow-height="true" draw:auto-grow-width="false" fo:max-height="0cm" fo:min-height="6.608cm"/>
    </style:style>
    <style:style style:name="gr12" style:family="graphic" style:parent-style-name="objectwithoutfill">
      <style:graphic-properties svg:stroke-color="#000000" draw:marker-end="Arrow" draw:marker-end-width="0.356cm" draw:fill="none" draw:textarea-vertical-align="middle"/>
    </style:style>
    <style:style style:name="gr13" style:family="graphic" style:parent-style-name="objectwithoutfill">
      <style:graphic-properties svg:stroke-color="#000000" draw:fill="none" draw:textarea-vertical-align="middle"/>
    </style:style>
    <style:style style:name="gr14" style:family="graphic" style:parent-style-name="objectwithoutfill">
      <style:graphic-properties svg:stroke-color="#000000" draw:marker-end="Arrow" draw:marker-end-width="0.305cm" draw:fill="none" draw:textarea-vertical-align="middle"/>
    </style:style>
    <style:style style:name="gr15"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withoutfill">
      <style:graphic-properties draw:stroke="dash" draw:stroke-dash="Fine_20_Dashed_20__28_var_29_" svg:stroke-width="0.102cm" draw:marker-start-width="0.352cm" draw:marker-end="Arrow" draw:marker-end-width="0.452cm" draw:fill="none" draw:textarea-vertical-align="middle" fo:padding-top="0.175cm" fo:padding-bottom="0.175cm" fo:padding-left="0.3cm" fo:padding-right="0.3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solid" draw:fill-color="#ccffff"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fill="solid" draw:fill-color="#ffffcc" draw:textarea-horizontal-align="justify" draw:textarea-vertical-align="middle" draw:auto-grow-height="false"/>
    </style:style>
    <style:style style:name="gr24" style:family="graphic" style:parent-style-name="objectwithoutfill">
      <style:graphic-properties svg:stroke-width="0.152cm" draw:marker-start="Arrow" draw:marker-start-width="0.584cm" draw:marker-end="Arrow" draw:marker-end-width="0.584cm" draw:fill="none" draw:textarea-vertical-align="middle" fo:padding-top="0.2cm" fo:padding-bottom="0.2cm" fo:padding-left="0.325cm" fo:padding-right="0.325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dash" draw:stroke-dash="Fine_20_Dashed" draw:fill="none" draw:textarea-horizontal-align="justify" draw:textarea-vertical-align="middle" draw:auto-grow-height="false"/>
    </style:style>
    <style:style style:name="gr27" style:family="graphic" style:parent-style-name="standard">
      <style:graphic-properties draw:fill="solid" draw:fill-color="#ccffff"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fill="solid" draw:fill-color="#808080" draw:textarea-horizontal-align="justify" draw:textarea-vertical-align="middle" draw:auto-grow-height="false"/>
    </style:style>
    <style:style style:name="gr30" style:family="graphic" style:parent-style-name="standard">
      <style:graphic-properties draw:fill="none" draw:textarea-horizontal-align="justify" draw:textarea-vertical-align="middle" draw:auto-grow-height="false" fo:min-height="0cm" fo:min-width="0cm"/>
    </style:style>
    <style:style style:name="gr31"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32" style:family="graphic" style:parent-style-name="standard">
      <style:graphic-properties draw:fill="solid" draw:fill-color="#b3b3b3" draw:textarea-horizontal-align="justify" draw:textarea-vertical-align="middle" draw:auto-grow-height="false"/>
    </style:style>
    <style:style style:name="gr33" style:family="graphic" style:parent-style-name="standard">
      <style:graphic-properties draw:fill="solid" draw:fill-color="#e6e6e6" draw:textarea-horizontal-align="justify" draw:textarea-vertical-align="middle" draw:auto-grow-height="false"/>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fill="solid" draw:fill-color="#0099ff" draw:textarea-horizontal-align="justify" draw:textarea-vertical-align="middle" draw:auto-grow-height="false" fo:min-height="0cm" fo:min-width="0cm" fo:wrap-option="no-wrap"/>
    </style:style>
    <style:style style:name="gr37" style:family="graphic" style:parent-style-name="objectwithoutfill">
      <style:graphic-properties svg:stroke-width="0.051cm" draw:marker-start="Arrow" draw:marker-start-width="0.433cm" draw:marker-end="Arrow" draw:marker-end-width="0.433cm" draw:fill="none"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4cm"/>
    </style:style>
    <style:style style:name="P1" style:family="paragraph">
      <style:text-properties fo:font-size="18pt"/>
    </style:style>
    <style:style style:name="P2" style:family="paragraph">
      <style:paragraph-properties fo:text-align="center"/>
    </style:style>
    <style:style style:name="P3" style:family="paragraph">
      <style:text-properties fo:font-size="20pt" style:font-size-asian="20pt"/>
    </style:style>
    <style:style style:name="P4" style:family="paragraph">
      <style:paragraph-properties fo:text-align="center"/>
      <style:text-properties fo:font-family="TakaoPGothic" style:font-style-name="Regular" style:font-family-generic="swiss" style:font-pitch="variable" fo:font-size="18pt" style:font-family-asian="TakaoPGothic" style:font-style-name-asian="Regular" style:font-family-generic-asian="swiss" style:font-pitch-asian="variable" style:font-size-asian="18pt" style:language-asian="ja" style:country-asian="JP" style:font-size-complex="18pt"/>
    </style:style>
    <style:style style:name="P5" style:family="paragraph">
      <style:text-properties fo:font-family="TakaoPGothic" style:font-family-generic="swiss" style:font-pitch="variable" fo:font-size="22pt" style:font-size-asian="22pt" style:font-size-complex="22pt"/>
    </style:style>
    <style:style style:name="P6" style:family="paragraph">
      <style:paragraph-properties fo:text-align="center"/>
      <style:text-properties fo:font-family="TakaoPGothic" style:font-family-generic="swiss" style:font-pitch="variable" fo:font-size="22pt" style:font-size-asian="22pt" style:font-size-complex="22pt"/>
    </style:style>
    <style:style style:name="P7" style:family="paragraph">
      <style:paragraph-properties fo:text-align="center"/>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P8" style:family="paragraph">
      <style:paragraph-properties fo:text-align="start"/>
    </style:style>
    <style:style style:name="P9" style:family="paragraph">
      <style:text-properties fo:font-size="20pt"/>
    </style:style>
    <style:style style:name="P10" style:family="paragraph">
      <style:text-properties fo:font-size="24pt" style:font-size-asian="24pt" style:font-size-complex="24pt"/>
    </style:style>
    <style:style style:name="P11" style:family="paragraph">
      <style:paragraph-properties fo:text-align="center"/>
      <style:text-properties fo:font-family="'VL Gothic'" style:font-family-generic="swiss" style:font-pitch="variable" fo:font-size="22pt" style:font-size-asian="22pt" style:font-size-complex="22pt"/>
    </style:style>
    <style:style style:name="P12" style:family="paragraph">
      <style:paragraph-properties fo:text-align="center"/>
      <style:text-properties fo:font-family="'VL Gothic'" style:font-family-generic="swiss" style:font-pitch="variable" fo:font-size="24pt" style:font-size-asian="24pt" style:font-size-complex="24pt"/>
    </style:style>
    <style:style style:name="P13" style:family="paragraph">
      <style:text-properties fo:font-family="'VL Gothic'" style:font-family-generic="swiss" style:font-pitch="variable" fo:font-size="24pt" style:font-size-asian="24pt" style:font-size-complex="24pt"/>
    </style:style>
    <style:style style:name="P14" style:family="paragraph">
      <style:text-properties fo:font-family="'VL Gothic'" style:font-family-generic="swiss" style:font-pitch="variable" fo:font-size="20pt" style:font-family-asian="'VL Gothic'" style:font-family-generic-asian="swiss" style:font-pitch-asian="variable" style:font-size-asian="20pt" style:font-size-complex="20pt"/>
    </style:style>
    <style:style style:name="P15" style:family="paragraph">
      <style:text-properties fo:font-family="'VL Gothic'" style:font-family-generic="swiss" style:font-pitch="variable" fo:font-size="22pt" style:font-size-asian="22pt" style:font-size-complex="22pt"/>
    </style:style>
    <style:style style:name="P16" style:family="paragraph">
      <style:paragraph-properties fo:text-align="center"/>
      <style:text-properties fo:color="#ffffff"/>
    </style:style>
    <style:style style:name="P17" style:family="paragraph">
      <style:paragraph-properties fo:text-align="center"/>
      <style:text-properties fo:color="#ffffff" style:font-size-asian="18pt"/>
    </style:style>
    <style:style style:name="P18" style:family="paragraph">
      <style:text-properties style:font-size-asian="18pt"/>
    </style:style>
    <style:style style:name="P19" style:family="paragraph">
      <style:paragraph-properties fo:text-align="center"/>
      <style:text-properties fo:font-size="18pt"/>
    </style:style>
    <style:style style:name="P20" style:family="paragraph">
      <style:paragraph-properties fo:text-align="center"/>
      <style:text-properties fo:color="#ffffff" fo:font-size="18pt" style:font-size-asian="18pt"/>
    </style:style>
    <style:style style:name="P21" style:family="paragraph">
      <style:text-properties fo:font-family="'VL Gothic'" style:font-family-generic="swiss" style:font-pitch="variable" fo:font-size="18pt"/>
    </style:style>
    <style:style style:name="P22"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P23" style:family="paragraph">
      <style:paragraph-properties fo:text-align="center"/>
      <style:text-properties fo:color="#ffffff" fo:font-family="'VL Gothic'" style:font-family-generic="swiss" style:font-pitch="variable" style:font-family-asian="'VL Gothic'" style:font-family-generic-asian="swiss" style:font-pitch-asian="variable"/>
    </style:style>
    <style:style style:name="P24" style:family="paragraph">
      <style:text-properties fo:font-family="'VL Gothic'" style:font-family-generic="swiss" style:font-pitch="variable" fo:font-size="18pt" style:font-family-asian="'VL Gothic'" style:font-family-generic-asian="swiss" style:font-pitch-asian="variable"/>
    </style:style>
    <style:style style:name="P25" style:family="paragraph">
      <style:text-properties fo:font-family="'VL Gothic'" style:font-family-generic="swiss" style:font-pitch="variable" fo:font-size="22pt" style:font-family-asian="'VL Gothic'" style:font-family-generic-asian="swiss" style:font-pitch-asian="variable" style:font-size-asian="22pt" style:font-size-complex="22pt"/>
    </style:style>
    <style:style style:name="P26" style:family="paragraph">
      <style:paragraph-properties fo:text-align="center"/>
      <style:text-properties fo:font-family="'VL Gothic'" style:font-family-generic="swiss" style:font-pitch="variable"/>
    </style:style>
    <style:style style:name="P27" style:family="paragraph">
      <style:paragraph-properties fo:text-align="center"/>
      <style:text-properties fo:color="#ffffff" fo:font-family="'VL Gothic'" style:font-family-generic="swiss" style:font-pitch="variable"/>
    </style:style>
    <style:style style:name="P28" style:family="paragraph">
      <style:text-properties fo:font-family="'VL Gothic'" style:font-family-generic="swiss" style:font-pitch="variable" fo:font-size="18pt" style:font-family-asian="'VL Gothic'" style:font-family-generic-asian="swiss" style:font-pitch-asian="variable" style:font-size-asian="18pt" style:font-size-complex="18pt"/>
    </style:style>
    <style:style style:name="P29"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T1" style:family="text">
      <style:text-properties fo:font-size="18pt"/>
    </style:style>
    <style:style style:name="T2" style:family="text">
      <style:text-properties fo:font-family="TakaoPGothic" style:font-style-name="Regular" style:font-family-generic="swiss" style:font-pitch="variable" fo:font-size="48pt" style:font-family-asian="TakaoPGothic" style:font-style-name-asian="Regular" style:font-family-generic-asian="swiss" style:font-pitch-asian="variable" style:font-size-asian="48pt" style:language-asian="ja" style:country-asian="JP" style:font-size-complex="48pt"/>
    </style:style>
    <style:style style:name="T3" style:family="text">
      <style:text-properties fo:font-family="TakaoPGothic" style:font-family-generic="swiss" style:font-pitch="variable" fo:font-size="22pt" style:font-size-asian="22pt" style:font-size-complex="22pt"/>
    </style:style>
    <style:style style:name="T4" style:family="text">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5" style:family="text">
      <style:text-properties fo:font-family="TakaoPGothic"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6" style:family="text">
      <style:text-properties fo:font-size="24pt" style:font-size-asian="24pt" style:font-size-complex="24pt"/>
    </style:style>
    <style:style style:name="T7" style:family="text">
      <style:text-properties fo:font-family="'VL Gothic'" style:font-family-generic="swiss" style:font-pitch="variable" fo:font-size="22pt" style:font-size-asian="22pt" style:font-size-complex="22pt"/>
    </style:style>
    <style:style style:name="T8" style:family="text">
      <style:text-properties fo:font-family="'VL Gothic'" style:font-family-generic="swiss" style:font-pitch="variable" fo:font-size="24pt" style:font-size-asian="24pt" style:font-size-complex="24pt"/>
    </style:style>
    <style:style style:name="T9" style:family="text">
      <style:text-properties fo:font-family="'VL Gothic'" style:font-family-generic="swiss" style:font-pitch="variable" fo:font-size="20pt" style:font-family-asian="'VL Gothic'" style:font-family-generic-asian="swiss" style:font-pitch-asian="variable" style:font-size-asian="20pt" style:font-size-complex="20pt"/>
    </style:style>
    <style:style style:name="T10" style:family="text">
      <style:text-properties fo:color="#ffffff"/>
    </style:style>
    <style:style style:name="T11" style:family="text">
      <style:text-properties fo:color="#ffffff" style:font-size-asian="18pt"/>
    </style:style>
    <style:style style:name="T12" style:family="text">
      <style:text-properties style:font-size-asian="18pt"/>
    </style:style>
    <style:style style:name="T13" style:family="text">
      <style:text-properties fo:color="#ffffff" fo:font-size="18pt" style:font-size-asian="18pt"/>
    </style:style>
    <style:style style:name="T14" style:family="text">
      <style:text-properties fo:font-family="'VL Gothic'" style:font-family-generic="swiss" style:font-pitch="variable" fo:font-size="18pt"/>
    </style:style>
    <style:style style:name="T15" style:family="text">
      <style:text-properties fo:font-family="'VL Gothic'" style:font-family-generic="swiss" style:font-pitch="variable" style:font-family-asian="'VL Gothic'" style:font-family-generic-asian="swiss" style:font-pitch-asian="variable"/>
    </style:style>
    <style:style style:name="T16" style:family="text">
      <style:text-properties fo:color="#ffffff" fo:font-family="'VL Gothic'" style:font-family-generic="swiss" style:font-pitch="variable" style:font-family-asian="'VL Gothic'" style:font-family-generic-asian="swiss" style:font-pitch-asian="variable"/>
    </style:style>
    <style:style style:name="T17" style:family="text">
      <style:text-properties fo:font-family="'VL Gothic'" style:font-family-generic="swiss" style:font-pitch="variable" fo:font-size="18pt" style:font-family-asian="'VL Gothic'" style:font-family-generic-asian="swiss" style:font-pitch-asian="variable"/>
    </style:style>
    <style:style style:name="T18" style:family="text">
      <style:text-properties fo:font-family="'VL Gothic'" style:font-family-generic="swiss" style:font-pitch="variable" fo:font-size="22pt" style:font-family-asian="'VL Gothic'" style:font-family-generic-asian="swiss" style:font-pitch-asian="variable" style:font-size-asian="22pt" style:font-size-complex="22pt"/>
    </style:style>
    <style:style style:name="T19" style:family="text">
      <style:text-properties fo:font-family="'VL Gothic'" style:font-family-generic="swiss" style:font-pitch="variable"/>
    </style:style>
    <style:style style:name="T20" style:family="text">
      <style:text-properties fo:color="#ffffff" fo:font-family="'VL Gothic'" style:font-family-generic="swiss" style:font-pitch="variable"/>
    </style:style>
    <style:style style:name="T21" style:family="text">
      <style:text-properties fo:font-family="'VL Gothic'" style:font-family-generic="swiss" style:font-pitch="variable" fo:font-size="18pt" style:font-family-asian="'VL Gothic'" style:font-family-generic-asian="swiss" style:font-pitch-asian="variable" style:font-size-asian="18pt" style:font-size-complex="18pt"/>
    </style:style>
    <style:style style:name="T22" style:family="text">
      <style:text-properties fo:font-family="'VL Gothic'" style:font-family-generic="swiss" style:font-pitch="variable" style:font-family-asian="'VL Gothic'"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77cm" svg:height="0.962cm" svg:x="1.5cm" svg:y="1.3cm">
          <draw:text-box>
            <text:p><text:span text:style-name="T1">(a)</text:span></text:p>
          </draw:text-box>
        </draw:frame>
        <draw:line draw:style-name="gr2" draw:text-style-name="P2" draw:layer="layout" svg:x1="3.5cm" svg:y1="2cm" svg:x2="9cm" svg:y2="2cm">
          <text:p/>
        </draw:line>
        <draw:frame draw:style-name="gr1" draw:text-style-name="P1" draw:layer="layout" svg:width="1.277cm" svg:height="0.962cm" svg:x="1.5cm" svg:y="2.5cm">
          <draw:text-box>
            <text:p><text:span text:style-name="T1">(b)</text:span></text:p>
          </draw:text-box>
        </draw:frame>
        <draw:line draw:style-name="gr3" draw:text-style-name="P2" draw:layer="layout" svg:x1="3.5cm" svg:y1="3.2cm" svg:x2="9cm" svg:y2="3.2cm">
          <text:p/>
        </draw:line>
        <draw:frame draw:style-name="gr1" draw:text-style-name="P1" draw:layer="layout" svg:width="1.243cm" svg:height="0.962cm" svg:x="1.5cm" svg:y="4cm">
          <draw:text-box>
            <text:p><text:span text:style-name="T1">(c)</text:span></text:p>
          </draw:text-box>
        </draw:frame>
        <draw:custom-shape draw:style-name="gr4" draw:text-style-name="P2" draw:layer="layout" svg:width="5.4cm" svg:height="1.5cm" svg:x="3.6cm" svg:y="3.8cm">
          <text:p/>
          <draw:enhanced-geometry svg:viewBox="0 0 21600 21600" draw:text-areas="0 ?f0 ?f5 ?f2" draw:type="right-arrow" draw:modifiers="15493.1309016849 6245.43637574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5cm" svg:x="3.075cm" svg:y="2.257cm" draw:page-number="1" presentation:class="page"/>
          <draw:frame presentation:style-name="pr1" draw:text-style-name="P3" draw:layer="layout" svg:width="16.799cm" svg:height="13.11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6" draw:text-style-name="P4" draw:layer="layout" svg:width="5.334cm" svg:height="3.048cm" svg:x="2.286cm" svg:y="4.064cm">
          <text:p text:style-name="P2"><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08cm" svg:height="1.085cm" svg:x="3.048cm" svg:y="2.794cm">
          <draw:text-box>
            <text:p><text:span text:style-name="T3">klassOop</text:span></text:p>
          </draw:text-box>
        </draw:frame>
        <draw:custom-shape draw:style-name="gr8" draw:text-style-name="P6" xml:id="id1" draw:id="id1" draw:layer="layout" svg:width="6.096cm" svg:height="1.778cm" svg:x="9.96cm" svg:y="3.048cm">
          <text:p text:style-name="P2"><text:span text:style-name="T3">instanceKlass</text:span></text:p>
          <draw:enhanced-geometry svg:viewBox="0 0 21600 21600" draw:type="rectangle" draw:enhanced-path="M 0 0 L 21600 0 21600 21600 0 21600 0 0 Z N"/>
        </draw:custom-shape>
        <draw:custom-shape draw:style-name="gr8" draw:text-style-name="P6" xml:id="id2" draw:id="id2" draw:layer="layout" svg:width="6.096cm" svg:height="1.778cm" svg:x="9.96cm" svg:y="6.35cm">
          <text:p text:style-name="P2"><text:span text:style-name="T3">symbolKlass</text:span></text:p>
          <draw:enhanced-geometry svg:viewBox="0 0 21600 21600" draw:type="rectangle" draw:enhanced-path="M 0 0 L 21600 0 21600 21600 0 21600 0 0 Z N"/>
        </draw:custom-shape>
        <draw:connector draw:style-name="gr9" draw:text-style-name="P2" draw:layer="layout" draw:line-skew="0.615cm" svg:x1="9.96cm" svg:y1="3.937cm" svg:x2="6.583cm" svg:y2="5.58cm" draw:start-shape="id1" draw:start-glue-point="3" svg:d="m9960 3937h-1324v1643h-2053">
          <text:p/>
        </draw:connector>
        <draw:connector draw:style-name="gr9" draw:text-style-name="P2" draw:layer="layout" draw:line-skew="0.615cm" svg:x1="9.96cm" svg:y1="7.239cm" svg:x2="6.583cm" svg:y2="5.58cm" draw:start-shape="id2" draw:start-glue-point="3" svg:d="m9960 7239h-1324v-1659h-2053">
          <text:p/>
        </draw:connector>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0" draw:text-style-name="P7" draw:layer="layout" svg:width="7.106cm" svg:height="3.048cm" svg:x="0.262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6.912cm" svg:height="6.858cm" svg:x="0.516cm" svg:y="2.794cm">
          <draw:text-box>
            <text:p><text:span text:style-name="T3">instanceOop(str)</text:span></text:p>
          </draw:text-box>
        </draw:frame>
        <draw:line draw:style-name="gr12" draw:text-style-name="P2" draw:layer="layout" svg:x1="7.622cm" svg:y1="5.623cm" svg:x2="9.914cm" svg:y2="5.623cm">
          <text:p/>
        </draw:line>
        <draw:frame draw:style-name="gr7" draw:text-style-name="P5" draw:layer="layout" svg:width="3.048cm" svg:height="1.085cm" svg:x="7.382cm" svg:y="4.284cm">
          <draw:text-box>
            <text:p><text:span text:style-name="T3">_klass</text:span></text:p>
          </draw:text-box>
        </draw:frame>
        <draw:custom-shape draw:style-name="gr10" draw:text-style-name="P7" draw:layer="layout" svg:width="5.842cm" svg:height="4.607cm" svg:x="10.084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9.83cm" svg:y="3.048cm">
          <draw:text-box>
            <text:p><text:span text:style-name="T3">klassOop(String)</text:span></text:p>
          </draw:text-box>
        </draw:frame>
        <draw:custom-shape draw:style-name="gr6" draw:text-style-name="P7" draw:layer="layout" svg:width="5.334cm" svg:height="2.032cm" svg:x="10.292cm" svg:y="6.604cm">
          <text:p text:style-name="P8"><text:span text:style-name="T4">instance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7.42cm" svg:height="1.085cm" svg:x="0.308cm" svg:y="5.011cm">
          <draw:text-box>
            <text:p><text:span text:style-name="T3">instanceOopDesc</text:span></text:p>
          </draw:text-box>
        </draw:frame>
        <draw:frame draw:style-name="gr7" draw:text-style-name="P5" draw:layer="layout" svg:width="6.35cm" svg:height="1.085cm" svg:x="10.238cm" svg:y="5.08cm">
          <draw:text-box>
            <text:p text:style-name="P8"><text:span text:style-name="T5">klassOopDesc</text:span></text:p>
          </draw:text-box>
        </draw:frame>
        <draw:custom-shape draw:style-name="gr10" draw:text-style-name="P7" draw:layer="layout" svg:width="7.572cm" svg:height="4.607cm" svg:x="18.59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18.636cm" svg:y="3.048cm">
          <draw:text-box>
            <text:p><text:span text:style-name="T3">klassOop(Class)</text:span></text:p>
          </draw:text-box>
        </draw:frame>
        <draw:custom-shape draw:style-name="gr6" draw:text-style-name="P7" draw:layer="layout" svg:width="7.112cm" svg:height="2.032cm" svg:x="18.798cm" svg:y="6.604cm">
          <text:p text:style-name="P8"><text:span text:style-name="T4">instanceKlass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35cm" svg:height="1.085cm" svg:x="18.844cm" svg:y="5.08cm">
          <draw:text-box>
            <text:p text:style-name="P8"><text:span text:style-name="T5">klassOopDesc</text:span></text:p>
          </draw:text-box>
        </draw:frame>
        <draw:line draw:style-name="gr12" draw:text-style-name="P2" draw:layer="layout" svg:x1="16.174cm" svg:y1="5.711cm" svg:x2="18.466cm" svg:y2="5.711cm">
          <text:p/>
        </draw:line>
        <draw:frame draw:style-name="gr7" draw:text-style-name="P5" draw:layer="layout" svg:width="3.048cm" svg:height="1.085cm" svg:x="15.934cm" svg:y="4.372cm">
          <draw:text-box>
            <text:p><text:span text:style-name="T3">_klass</text:span></text:p>
          </draw:text-box>
        </draw:frame>
        <draw:line draw:style-name="gr13" draw:text-style-name="P2" draw:layer="layout" svg:x1="26.332cm" svg:y1="5.842cm" svg:x2="27.348cm" svg:y2="5.842cm">
          <text:p/>
        </draw:line>
        <draw:line draw:style-name="gr13" draw:text-style-name="P2" draw:layer="layout" svg:x1="27.348cm" svg:y1="7.62cm" svg:x2="27.348cm" svg:y2="5.842cm">
          <text:p/>
        </draw:line>
        <draw:line draw:style-name="gr14" draw:text-style-name="P2" draw:layer="layout" svg:x1="27.348cm" svg:y1="7.62cm" svg:x2="26.332cm" svg:y2="7.62cm">
          <text:p/>
        </draw:line>
        <presentation:notes draw:style-name="dp2">
          <draw:page-thumbnail draw:style-name="gr5"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line draw:style-name="gr15" draw:text-style-name="P2" draw:layer="layout" svg:x1="5.588cm" svg:y1="10.922cm" svg:x2="25.908cm" svg:y2="10.922cm">
          <text:p/>
        </draw:line>
        <draw:frame draw:style-name="gr1" draw:text-style-name="P10" draw:layer="layout" svg:width="3.889cm" svg:height="2.233cm" svg:x="1.524cm" svg:y="9.806cm">
          <draw:text-box>
            <text:p><text:span text:style-name="T6">メイン</text:span></text:p>
            <text:p><text:span text:style-name="T6">スレッド</text:span></text:p>
          </draw:text-box>
        </draw:frame>
        <draw:custom-shape draw:style-name="gr16" draw:text-style-name="P2" draw:layer="layout" svg:width="5.08cm" svg:height="1.778cm" svg:x="7.366cm" svg:y="12.192cm">
          <text:p text:style-name="P2">2.スレッド生成</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13.208cm" svg:y="12.192cm">
          <text:p text:style-name="P2">3.スレッド</text:p>
          <text:p text:style-name="P2">処理開始</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20.574cm" svg:y="3.302cm">
          <text:p text:style-name="P2">4.スレッド</text:p>
          <text:p text:style-name="P2">処理終了</text:p>
          <draw:enhanced-geometry svg:viewBox="0 0 21600 21600" draw:glue-points="10800 0 0 10800 10800 21600 21600 10800 ?f40 ?f41" draw:text-areas="0 0 21600 21600" draw:type="rectangular-callout" draw:modifiers="2431.64731352096 28083.64249578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0" draw:layer="layout" svg:width="4.735cm" svg:height="2.233cm" svg:x="0.853cm" svg:y="4.879cm">
          <draw:text-box>
            <text:p><text:span text:style-name="T6">生成された</text:span></text:p>
            <text:p><text:span text:style-name="T6">スレッド</text:span></text:p>
          </draw:text-box>
        </draw:frame>
        <draw:line draw:style-name="gr17" draw:text-style-name="P2" draw:layer="layout" svg:x1="7.874cm" svg:y1="5.842cm" svg:x2="13.662cm" svg:y2="5.842cm">
          <text:p text:style-name="P2"/>
          <text:p text:style-name="P2"/>
          <text:p text:style-name="P2">一時停止中</text:p>
        </draw:line>
        <draw:line draw:style-name="gr18" draw:text-style-name="P2" draw:layer="layout" svg:x1="7.774cm" svg:y1="11.33cm" svg:x2="7.774cm" svg:y2="5.234cm">
          <text:p/>
        </draw:line>
        <draw:line draw:style-name="gr18" draw:text-style-name="P2" draw:layer="layout" svg:x1="13.662cm" svg:y1="11.43cm" svg:x2="13.662cm" svg:y2="5.334cm">
          <text:p/>
        </draw:line>
        <draw:line draw:style-name="gr19" draw:text-style-name="P11" draw:layer="layout" svg:x1="13.662cm" svg:y1="5.842cm" svg:x2="21.336cm" svg:y2="5.842cm">
          <text:p text:style-name="P2"><text:span text:style-name="T7"/></text:p>
          <text:p text:style-name="P2"><text:span text:style-name="T7">run()</text:span></text:p>
        </draw:line>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20" draw:text-style-name="P12" draw:layer="layout" svg:width="7.874cm" svg:height="3.302cm" svg:x="4.572cm" svg:y="1.524cm">
          <text:p text:style-name="P2"><text:span text:style-name="T8">CPU</text:span><text:span text:style-name="T8">コア</text:span></text:p>
          <draw:enhanced-geometry svg:viewBox="0 0 21600 21600" draw:type="rectangle" draw:enhanced-path="M 0 0 L 21600 0 21600 21600 0 21600 0 0 Z N"/>
        </draw:custom-shape>
        <draw:custom-shape draw:style-name="gr21" draw:text-style-name="P12" draw:layer="layout" svg:width="7.874cm" svg:height="5.396cm" svg:x="4.572cm" svg:y="4.824cm">
          <text:p/>
          <draw:enhanced-geometry svg:viewBox="0 0 21600 21600" draw:type="rectangle" draw:enhanced-path="M 0 0 L 21600 0 21600 21600 0 21600 0 0 Z N"/>
        </draw:custom-shape>
        <draw:custom-shape draw:style-name="gr20" draw:text-style-name="P12" draw:layer="layout" svg:width="7.874cm" svg:height="3.302cm" svg:x="12.472cm" svg:y="1.524cm">
          <text:p text:style-name="P2"><text:span text:style-name="T8">CPU</text:span><text:span text:style-name="T8">コア</text:span></text:p>
          <draw:enhanced-geometry svg:viewBox="0 0 21600 21600" draw:type="rectangle" draw:enhanced-path="M 0 0 L 21600 0 21600 21600 0 21600 0 0 Z N"/>
        </draw:custom-shape>
        <draw:frame draw:style-name="gr1" draw:text-style-name="P13" draw:layer="layout" svg:width="5.797cm" svg:height="1.327cm" svg:x="5.842cm" svg:y="5.323cm">
          <draw:text-box>
            <text:p><text:span text:style-name="T8">L1</text:span><text:span text:style-name="T8">キャッシュ</text:span></text:p>
          </draw:text-box>
        </draw:frame>
        <draw:custom-shape draw:style-name="gr22" draw:text-style-name="P2" draw:layer="layout" svg:width="7.874cm" svg:height="1.27cm" svg:x="4.572cm" svg:y="6.35cm">
          <text:p/>
          <draw:enhanced-geometry svg:viewBox="0 0 21600 21600" draw:type="rectangle" draw:enhanced-path="M 0 0 L 21600 0 21600 21600 0 21600 0 0 Z N"/>
        </draw:custom-shape>
        <draw:custom-shape draw:style-name="gr22" draw:text-style-name="P2" draw:layer="layout" svg:width="7.874cm" svg:height="1.27cm" svg:x="4.572cm" svg:y="7.62cm">
          <text:p/>
          <draw:enhanced-geometry svg:viewBox="0 0 21600 21600" draw:type="rectangle" draw:enhanced-path="M 0 0 L 21600 0 21600 21600 0 21600 0 0 Z N"/>
        </draw:custom-shape>
        <draw:custom-shape draw:style-name="gr22" draw:text-style-name="P2" draw:layer="layout" svg:width="7.874cm" svg:height="1.27cm" svg:x="4.572cm" svg:y="8.92cm">
          <text:p/>
          <draw:enhanced-geometry svg:viewBox="0 0 21600 21600" draw:type="rectangle" draw:enhanced-path="M 0 0 L 21600 0 21600 21600 0 21600 0 0 Z N"/>
        </draw:custom-shape>
        <draw:path draw:style-name="gr18" draw:text-style-name="P2" draw:layer="layout" svg:width="1.549cm" svg:height="0.742cm" draw:transform="skewX (0.0205948851735331) rotate (-1.58510802666125) translate (4.572cm 4.826cm)" svg:viewBox="0 0 1550 743" svg:d="m0 0c199 863 1550 736 1550 736">
          <text:p/>
        </draw:path>
        <draw:path draw:style-name="gr18" draw:text-style-name="P2" draw:layer="layout" svg:width="1.402cm" svg:height="0.742cm" draw:transform="skewX (-0.0164060949687467) rotate (-1.55508836352695) translate (4.54996565551363cm 8.89736543633754cm)" svg:viewBox="0 0 1403 743" svg:d="m1403 0c-181 863-1403 736-1403 736">
          <text:p/>
        </draw:path>
        <draw:frame draw:style-name="gr1" draw:text-style-name="P14" draw:layer="layout" svg:width="4.037cm" svg:height="2.945cm" svg:x="0.735cm" svg:y="6.874cm">
          <draw:text-box>
            <text:p><text:span text:style-name="T9">キャッシュ</text:span></text:p>
            <text:p><text:span text:style-name="T9">ライン</text:span></text:p>
            <text:p><text:span text:style-name="T9">(n</text:span><text:span text:style-name="T9">本</text:span><text:span text:style-name="T9">)</text:span></text:p>
          </draw:text-box>
        </draw:frame>
        <draw:path draw:style-name="gr18" draw:text-style-name="P2" draw:layer="layout" svg:width="0.761cm" svg:height="1.269cm" draw:transform="rotate (-1.5707963267949) translate (5.842cm 10.2cm)" svg:viewBox="0 0 762 1270" svg:d="m0 1270c762 0 762-1270 762-1270">
          <text:p/>
        </draw:path>
        <draw:path draw:style-name="gr18" draw:text-style-name="P2" draw:layer="layout" svg:width="0.761cm" svg:height="1.269cm" draw:transform="rotate (1.5707963267949) translate (11.172cm 10.962cm)" svg:viewBox="0 0 762 1270" svg:d="m762 1270c-762 0-762-1270-762-1270">
          <text:p/>
        </draw:path>
        <draw:frame draw:style-name="gr1" draw:text-style-name="P14" draw:layer="layout" svg:width="3.33cm" svg:height="1.149cm" svg:x="6.885cm" svg:y="10.539cm">
          <draw:text-box>
            <text:p><text:span text:style-name="T9">数バイト</text:span></text:p>
          </draw:text-box>
        </draw:frame>
        <draw:custom-shape draw:style-name="gr21" draw:text-style-name="P12" draw:layer="layout" svg:width="7.874cm" svg:height="5.396cm" svg:x="12.472cm" svg:y="4.824cm">
          <text:p/>
          <draw:enhanced-geometry svg:viewBox="0 0 21600 21600" draw:type="rectangle" draw:enhanced-path="M 0 0 L 21600 0 21600 21600 0 21600 0 0 Z N"/>
        </draw:custom-shape>
        <draw:frame draw:style-name="gr1" draw:text-style-name="P13" draw:layer="layout" svg:width="5.797cm" svg:height="1.327cm" svg:x="13.642cm" svg:y="5.323cm">
          <draw:text-box>
            <text:p><text:span text:style-name="T8">L1</text:span><text:span text:style-name="T8">キャッシュ</text:span></text:p>
          </draw:text-box>
        </draw:frame>
        <draw:custom-shape draw:style-name="gr22" draw:text-style-name="P2" draw:layer="layout" svg:width="7.874cm" svg:height="1.27cm" svg:x="12.472cm" svg:y="6.35cm">
          <text:p/>
          <draw:enhanced-geometry svg:viewBox="0 0 21600 21600" draw:type="rectangle" draw:enhanced-path="M 0 0 L 21600 0 21600 21600 0 21600 0 0 Z N"/>
        </draw:custom-shape>
        <draw:custom-shape draw:style-name="gr22" draw:text-style-name="P2" draw:layer="layout" svg:width="7.874cm" svg:height="1.27cm" svg:x="12.472cm" svg:y="7.62cm">
          <text:p/>
          <draw:enhanced-geometry svg:viewBox="0 0 21600 21600" draw:type="rectangle" draw:enhanced-path="M 0 0 L 21600 0 21600 21600 0 21600 0 0 Z N"/>
        </draw:custom-shape>
        <draw:custom-shape draw:style-name="gr22" draw:text-style-name="P2" draw:layer="layout" svg:width="7.874cm" svg:height="1.27cm" svg:x="12.472cm" svg:y="8.92cm">
          <text:p/>
          <draw:enhanced-geometry svg:viewBox="0 0 21600 21600" draw:type="rectangle" draw:enhanced-path="M 0 0 L 21600 0 21600 21600 0 21600 0 0 Z N"/>
        </draw:custom-shape>
        <draw:custom-shape draw:style-name="gr23" draw:text-style-name="P12" draw:layer="layout" svg:width="15.748cm" svg:height="5.396cm" svg:x="4.572cm" svg:y="12.624cm">
          <text:p/>
          <draw:enhanced-geometry svg:viewBox="0 0 21600 21600" draw:type="rectangle" draw:enhanced-path="M 0 0 L 21600 0 21600 21600 0 21600 0 0 Z N"/>
        </draw:custom-shape>
        <draw:frame draw:style-name="gr1" draw:text-style-name="P13" draw:layer="layout" svg:width="5.797cm" svg:height="1.327cm" svg:x="9.442cm" svg:y="12.823cm">
          <draw:text-box>
            <text:p><text:span text:style-name="T8">L2</text:span><text:span text:style-name="T8">キャッシュ</text:span></text:p>
          </draw:text-box>
        </draw:frame>
        <draw:custom-shape draw:style-name="gr22" draw:text-style-name="P2" draw:layer="layout" svg:width="15.748cm" svg:height="1.27cm" svg:x="4.572cm" svg:y="14.15cm">
          <text:p/>
          <draw:enhanced-geometry svg:viewBox="0 0 21600 21600" draw:type="rectangle" draw:enhanced-path="M 0 0 L 21600 0 21600 21600 0 21600 0 0 Z N"/>
        </draw:custom-shape>
        <draw:custom-shape draw:style-name="gr22" draw:text-style-name="P2" draw:layer="layout" svg:width="15.748cm" svg:height="1.27cm" svg:x="4.572cm" svg:y="15.42cm">
          <text:p/>
          <draw:enhanced-geometry svg:viewBox="0 0 21600 21600" draw:type="rectangle" draw:enhanced-path="M 0 0 L 21600 0 21600 21600 0 21600 0 0 Z N"/>
        </draw:custom-shape>
        <draw:line draw:style-name="gr24" draw:text-style-name="P2" draw:layer="layout" svg:x1="18.41cm" svg:y1="10.22cm" svg:x2="18.41cm" svg:y2="12.446cm">
          <text:p/>
        </draw:line>
        <draw:line draw:style-name="gr24" draw:text-style-name="P2" draw:layer="layout" svg:x1="6.31cm" svg:y1="10.22cm" svg:x2="6.31cm" svg:y2="12.446cm">
          <text:p/>
        </draw:line>
        <draw:line draw:style-name="gr24" draw:text-style-name="P2" draw:layer="layout" svg:x1="16.51cm" svg:y1="3.556cm" svg:x2="16.51cm" svg:y2="5.782cm">
          <text:p/>
        </draw:line>
        <draw:line draw:style-name="gr24" draw:text-style-name="P2" draw:layer="layout" svg:x1="8.61cm" svg:y1="3.556cm" svg:x2="8.61cm" svg:y2="5.782cm">
          <text:p/>
        </draw:line>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20" draw:text-style-name="P12" draw:layer="layout" svg:width="7.874cm" svg:height="3.302cm" svg:x="4.318cm" svg:y="9.144cm">
          <text:p text:style-name="P2"><text:span text:style-name="T8">OS</text:span><text:span text:style-name="T8">ガード領域</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presentation:notes draw:style-name="dp2">
          <draw:page-thumbnail draw:style-name="gr5"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26" draw:text-style-name="P12" draw:layer="layout" svg:width="7.874cm" svg:height="3.302cm" svg:x="4.318cm" svg:y="9.144cm">
          <text:p text:style-name="P2"><text:span text:style-name="T8">OS</text:span><text:span text:style-name="T8">ガード領域</text:span></text:p>
          <text:p text:style-name="P2"><text:span text:style-name="T8">（割り当てなし）</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draw:custom-shape draw:style-name="gr27" draw:text-style-name="P12" draw:layer="layout" svg:width="7.874cm" svg:height="1.524cm" svg:x="4.318cm" svg:y="7.62cm">
          <text:p text:style-name="P2"><text:span text:style-name="T8">独自のガード領域</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20" draw:text-style-name="P2" draw:layer="layout" svg:width="3.81cm" svg:height="4.064cm" svg:x="2.54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7.106cm" svg:y="8.028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3.042cm" svg:height="0.992cm" svg:x="2.8cm" svg:y="5.842cm">
          <draw:text-box>
            <text:p>スレッド</text:p>
          </draw:text-box>
        </draw:frame>
        <draw:frame draw:style-name="gr1" draw:text-style-name="P15" draw:layer="layout" svg:width="2.839cm" svg:height="1.233cm" svg:x="6.661cm" svg:y="6.441cm">
          <draw:text-box>
            <text:p><text:span text:style-name="T7">park()</text:span></text:p>
          </draw:text-box>
        </draw:frame>
        <draw:custom-shape draw:style-name="gr29" draw:text-style-name="P16" draw:layer="layout" svg:width="3.81cm" svg:height="4.064cm" svg:x="9.94cm" svg:y="7.112cm">
          <text:p><text:span text:style-name="T10">一時停止中</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14.607cm" svg:y="8.029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5" draw:layer="layout" svg:width="3.618cm" svg:height="1.233cm" svg:x="13.962cm" svg:y="6.442cm">
          <draw:text-box>
            <text:p><text:span text:style-name="T7">unpark()</text:span></text:p>
          </draw:text-box>
        </draw:frame>
        <draw:custom-shape draw:style-name="gr20" draw:text-style-name="P2" draw:layer="layout" svg:width="3.81cm" svg:height="4.064cm" svg:x="17.272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29" draw:text-style-name="P17" draw:layer="layout" svg:width="1.778cm" svg:height="1.778cm" svg:x="5.334cm" svg:y="3.786cm">
          <text:p text:style-name="P2"><text:span text:style-name="T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2.407cm" svg:height="0.992cm" svg:x="19.437cm" svg:y="3.58cm">
          <draw:text-box>
            <text:p>モニタ</text:p>
          </draw:text-box>
        </draw:frame>
        <draw:frame draw:style-name="gr1" draw:layer="layout" svg:width="4.811cm" svg:height="0.992cm" svg:x="2.794cm" svg:y="2.286cm">
          <draw:text-box>
            <text:p>行列(EntryList)</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2" draw:layer="layout" svg:width="3.216cm" svg:height="1.703cm" svg:x="8.428cm" svg:y="3.786cm">
          <draw:text-box>
            <text:p text:style-name="P2">廊下</text:p>
            <text:p text:style-name="P2">(OnDeck)</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2" draw:layer="layout" svg:width="3.122cm" svg:height="1.703cm" svg:x="8.128cm" svg:y="6.95cm">
          <draw:text-box>
            <text:p text:style-name="P2">待合室</text:p>
            <text:p text:style-name="P2">(WaitSet)</text:p>
          </draw:text-box>
        </draw:frame>
        <draw:custom-shape draw:style-name="gr29" draw:text-style-name="P17" draw:layer="layout" svg:width="1.778cm" svg:height="1.778cm" svg:x="3.048cm" svg:y="3.786cm">
          <text:p text:style-name="P2"><text:span text:style-name="T1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778cm" svg:height="1.778cm" svg:x="13.208cm" svg:y="5.31cm">
          <text:p text:style-name="P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652cm" svg:y="6.604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7.62cm" svg:y="6.604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4.826cm" svg:y="7.112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2.794cm" svg:y="7.112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25.146cm" svg:y="9.398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082cm" svg:y="3.556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5.35cm" svg:y="3.556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28" draw:text-style-name="P2" draw:layer="layout" svg:width="2.032cm" svg:height="2.032cm" svg:x="11.938cm" svg:y="13.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21" draw:layer="layout" svg:width="1.137cm" svg:height="1.06cm" svg:x="14.224cm" svg:y="13.77cm">
          <draw:text-box>
            <text:p><text:span text:style-name="T14">VM</text:span></text:p>
          </draw:text-box>
        </draw:frame>
        <draw:line draw:style-name="gr24" draw:text-style-name="P2" draw:layer="layout" svg:x1="12.954cm" svg:y1="10.16cm" svg:x2="12.954cm" svg:y2="12.954cm">
          <text:p/>
        </draw:line>
        <draw:custom-shape draw:style-name="gr20" draw:text-style-name="P22" draw:layer="layout" svg:width="6.35cm" svg:height="4.572cm" svg:x="9.906cm" svg:y="5.334cm">
          <text:p text:style-name="P22"><text:span text:style-name="T15">オブジェクト</text:span></text:p>
          <text:p text:style-name="P22"><text:span text:style-name="T15">管理機能</text:span></text:p>
          <draw:enhanced-geometry svg:viewBox="0 0 21600 21600" draw:type="rectangle" draw:enhanced-path="M 0 0 L 21600 0 21600 21600 0 21600 0 0 Z N"/>
        </draw:custom-shape>
        <draw:custom-shape draw:style-name="gr32" draw:text-style-name="P23" draw:layer="layout" svg:width="5.334cm" svg:height="1.27cm" svg:x="10.414cm" svg:y="8.636cm">
          <text:p text:style-name="P2"><text:span text:style-name="T16">インタフェース</text:span></text:p>
          <draw:enhanced-geometry svg:viewBox="0 0 21600 21600" draw:type="rectangle" draw:enhanced-path="M 0 0 L 21600 0 21600 21600 0 21600 0 0 Z N"/>
        </draw:custom-shape>
        <draw:frame draw:style-name="gr1" draw:text-style-name="P24" draw:layer="layout" svg:width="12.567cm" svg:height="2.678cm" svg:x="13.716cm" svg:y="10.276cm">
          <draw:text-box>
            <text:p><text:span text:style-name="T17">オブジェクトの割り当て</text:span></text:p>
            <text:p><text:span text:style-name="T17">明示的な</text:span><text:span text:style-name="T17">GC</text:span><text:span text:style-name="T17">の実行</text:span></text:p>
            <text:p><text:span text:style-name="T17">オブジェクトの位置や形状に依存した処理</text:span></text:p>
          </draw:text-box>
        </draw:frame>
        <draw:frame draw:style-name="gr1" draw:text-style-name="P25" draw:layer="layout" svg:width="2.051cm" svg:height="1.233cm" svg:x="10.42cm" svg:y="11.132cm">
          <draw:text-box>
            <text:p><text:span text:style-name="T18">要求</text:span></text:p>
          </draw:text-box>
        </draw:frame>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33" draw:text-style-name="P2" draw:layer="layout" svg:width="8.89cm" svg:height="6.286cm" svg:x="8.688cm" svg:y="10.478cm">
          <text:p/>
          <draw:enhanced-geometry svg:viewBox="0 0 21600 21600" draw:type="rectangle" draw:enhanced-path="M 0 0 L 21600 0 21600 21600 0 21600 0 0 Z N"/>
        </draw:custom-shape>
        <draw:frame draw:style-name="gr1" draw:text-style-name="P25" draw:layer="layout" svg:width="8.249cm" svg:height="1.233cm" svg:x="8.931cm" svg:y="8.89cm">
          <draw:text-box>
            <text:p><text:span text:style-name="T18">オブジェクト管理機能</text:span></text:p>
          </draw:text-box>
        </draw:frame>
        <draw:custom-shape draw:style-name="gr22" draw:text-style-name="P26" draw:layer="layout" svg:width="24.182cm" svg:height="8.128cm" svg:x="1.27cm" svg:y="8.636cm">
          <text:p/>
          <draw:enhanced-geometry svg:viewBox="0 0 21600 21600" draw:type="rectangle" draw:enhanced-path="M 0 0 L 21600 0 21600 21600 0 21600 0 0 Z N"/>
        </draw:custom-shape>
        <draw:custom-shape draw:style-name="gr34" draw:text-style-name="P2" draw:layer="layout" svg:width="5.334cm" svg:height="3.556cm" svg:x="19.558cm" svg:y="12.446cm">
          <text:p text:style-name="P2"><text:span text:style-name="T19">CollectedPolicy</text:span></text:p>
          <text:p text:style-name="P2"><text:span text:style-name="T19">クラス</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5" draw:text-style-name="P27" draw:layer="layout" svg:width="8.382cm" svg:height="1.27cm" svg:x="8.942cm" svg:y="15.47cm">
          <text:p text:style-name="P2"><text:span text:style-name="T20">インタフェース</text:span></text:p>
          <draw:enhanced-geometry svg:viewBox="0 0 21600 21600" draw:type="rectangle" draw:enhanced-path="M 0 0 L 21600 0 21600 21600 0 21600 0 0 Z N"/>
        </draw:custom-shape>
        <draw:custom-shape draw:style-name="gr36" draw:text-style-name="P26" draw:layer="layout" svg:width="5.334cm" svg:height="3.556cm" svg:x="1.524cm" svg:y="12.469cm">
          <text:p text:style-name="P2"><text:span text:style-name="T19">各</text:span><text:span text:style-name="T19">GC</text:span><text:span text:style-name="T19">クラス</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2" draw:layer="layout" svg:x1="19.102cm" svg:y1="13.97cm" svg:x2="13.97cm" svg:y2="14.478cm">
          <text:p/>
        </draw:line>
        <draw:frame draw:style-name="gr1" draw:text-style-name="P28" draw:layer="layout" svg:width="8.122cm" svg:height="1.06cm" svg:x="13.52cm" svg:y="17.802cm">
          <draw:text-box>
            <text:p><text:span text:style-name="T21">オブジェクト割り当て要求</text:span></text:p>
          </draw:text-box>
        </draw:frame>
        <draw:frame draw:style-name="gr1" draw:text-style-name="P21" draw:layer="layout" svg:width="3.677cm" svg:height="1.733cm" svg:x="17.913cm" svg:y="10.876cm">
          <draw:text-box>
            <text:p><text:span text:style-name="T14">振る舞いを</text:span></text:p>
            <text:p><text:span text:style-name="T14">定義</text:span></text:p>
          </draw:text-box>
        </draw:frame>
        <draw:line draw:style-name="gr37" draw:text-style-name="P2" draw:layer="layout" svg:x1="6.604cm" svg:y1="14.078cm" svg:x2="12.192cm" svg:y2="14.478cm">
          <text:p/>
        </draw:line>
        <draw:frame draw:style-name="gr1" draw:text-style-name="P21" draw:layer="layout" svg:width="3.677cm" svg:height="1.801cm" svg:x="5.08cm" svg:y="10.876cm">
          <draw:text-box>
            <text:p><text:span text:style-name="T14">必要な時に</text:span></text:p>
            <text:p><text:span text:style-name="T14">GC</text:span><text:span text:style-name="T14">を実行</text:span></text:p>
          </draw:text-box>
        </draw:frame>
        <draw:frame draw:style-name="gr1" draw:text-style-name="P28" draw:layer="layout" svg:width="6.696cm" svg:height="1.06cm" svg:x="9.612cm" svg:y="10.478cm">
          <draw:text-box>
            <text:p text:style-name="P2"><text:span text:style-name="T21">CollectedHeap</text:span><text:span text:style-name="T21">クラス</text:span></text:p>
          </draw:text-box>
        </draw:frame>
        <draw:custom-shape draw:style-name="gr34" draw:text-style-name="P29" draw:layer="layout" svg:width="5.842cm" svg:height="1.734cm" svg:x="9.958cm" svg:y="11.698cm">
          <text:p text:style-name="P2"><text:span text:style-name="T22">VM</text:span><text:span text:style-name="T22">ヒープ</text:span></text:p>
          <draw:enhanced-geometry svg:viewBox="0 0 21600 21600" draw:type="rectangle" draw:enhanced-path="M 0 0 L 21600 0 21600 21600 0 21600 0 0 Z N"/>
        </draw:custom-shape>
        <draw:custom-shape draw:style-name="gr38" draw:text-style-name="P2" draw:layer="layout" svg:width="1.524cm" svg:height="2.54cm" svg:x="12.192cm" svg:y="16.764cm">
          <text:p/>
          <draw:enhanced-geometry svg:viewBox="0 0 21600 21600" draw:text-areas="?f0 ?f7 ?f2 21600" draw:type="up-arrow" draw:modifiers="7455.01770956316 5835.5409836065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 draw:layer="layout" svg:width="1.016cm" svg:height="2.038cm" svg:x="12.446cm" svg:y="13.4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rihiro Nakamura</meta:initial-creator>
    <meta:creation-date>2011-12-16T23:08:03</meta:creation-date>
    <meta:editing-duration>P1DT9H11M9S</meta:editing-duration>
    <meta:editing-cycles>21</meta:editing-cycles>
    <dc:date>2012-02-27T18:27:13</dc:date>
    <dc:creator>Narihiro Nakamura</dc:creator>
    <meta:generator>LibreOffice/3.4$Unix LibreOffice_project/340m1$Build-402</meta:generator>
    <meta:document-statistic meta:object-count="295"/>
  </office:meta>
</office:document-meta>
</file>